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dca" officeooo:paragraph-rsid="001f2dca"/>
    </style:style>
    <style:style style:name="P2" style:family="paragraph" style:parent-style-name="Standard">
      <style:text-properties officeooo:paragraph-rsid="001f2dca"/>
    </style:style>
    <style:style style:name="P3" style:family="paragraph" style:parent-style-name="Standard">
      <style:text-properties officeooo:paragraph-rsid="00241605"/>
    </style:style>
    <style:style style:name="P4" style:family="paragraph" style:parent-style-name="Standard">
      <style:text-properties officeooo:paragraph-rsid="00259fd8"/>
    </style:style>
    <style:style style:name="P5" style:family="paragraph" style:parent-style-name="Standard">
      <style:text-properties officeooo:rsid="0021b94a" officeooo:paragraph-rsid="0021b94a"/>
    </style:style>
    <style:style style:name="P6" style:family="paragraph" style:parent-style-name="Standard">
      <style:text-properties fo:font-weight="bold" officeooo:rsid="0021b94a" officeooo:paragraph-rsid="0021b94a" style:font-weight-asian="bold" style:font-weight-complex="bold"/>
    </style:style>
    <style:style style:name="P7" style:family="paragraph" style:parent-style-name="Standard">
      <style:text-properties fo:font-weight="bold" officeooo:rsid="00279b3a" officeooo:paragraph-rsid="00279b3a" style:font-weight-asian="bold" style:font-weight-complex="bold"/>
    </style:style>
    <style:style style:name="P8" style:family="paragraph" style:parent-style-name="Standard">
      <style:text-properties fo:font-weight="normal" officeooo:rsid="00279b3a" officeooo:paragraph-rsid="00279b3a" style:font-weight-asian="normal" style:font-weight-complex="normal"/>
    </style:style>
    <style:style style:name="P9" style:family="paragraph" style:parent-style-name="Standard">
      <style:text-properties officeooo:rsid="0022ac94" officeooo:paragraph-rsid="0022ac94"/>
    </style:style>
    <style:style style:name="P10" style:family="paragraph" style:parent-style-name="Standard">
      <style:text-properties officeooo:rsid="0022ac94" officeooo:paragraph-rsid="00241605"/>
    </style:style>
    <style:style style:name="P11" style:family="paragraph" style:parent-style-name="Standard" style:list-style-name="List_20_1">
      <style:text-properties officeooo:paragraph-rsid="001f2dca"/>
    </style:style>
    <style:style style:name="P12" style:family="paragraph" style:parent-style-name="Standard" style:list-style-name="List_20_1">
      <style:text-properties officeooo:paragraph-rsid="0022ac94"/>
    </style:style>
    <style:style style:name="P13" style:family="paragraph" style:parent-style-name="Standard" style:list-style-name="List_20_1">
      <style:text-properties officeooo:paragraph-rsid="00241605"/>
    </style:style>
    <style:style style:name="P14" style:family="paragraph" style:parent-style-name="Standard" style:list-style-name="List_20_1">
      <style:text-properties officeooo:paragraph-rsid="0025c47a"/>
    </style:style>
    <style:style style:name="P15" style:family="paragraph" style:parent-style-name="Standard" style:list-style-name="List_20_1">
      <style:text-properties officeooo:rsid="001f2dca" officeooo:paragraph-rsid="001f2dca"/>
    </style:style>
    <style:style style:name="P16" style:family="paragraph" style:parent-style-name="Standard" style:list-style-name="List_20_1">
      <style:text-properties officeooo:rsid="00241605" officeooo:paragraph-rsid="00241605"/>
    </style:style>
    <style:style style:name="P17" style:family="paragraph" style:parent-style-name="Standard">
      <style:text-properties fo:font-weight="normal" officeooo:rsid="00241605" officeooo:paragraph-rsid="00241605" style:font-weight-asian="normal" style:font-weight-complex="normal"/>
    </style:style>
    <style:style style:name="P18" style:family="paragraph" style:parent-style-name="Standard" style:list-style-name="List_20_1">
      <style:text-properties fo:font-weight="normal" officeooo:paragraph-rsid="00259fd8" style:font-weight-asian="normal" style:font-weight-complex="normal"/>
    </style:style>
    <style:style style:name="P19" style:family="paragraph" style:parent-style-name="Standard">
      <style:text-properties fo:font-weight="normal" officeooo:rsid="00259fd8" officeooo:paragraph-rsid="00259fd8" style:font-weight-asian="normal" style:font-weight-complex="normal"/>
    </style:style>
    <style:style style:name="P20" style:family="paragraph" style:parent-style-name="Standard" style:list-style-name="List_20_1">
      <style:text-properties fo:font-weight="normal" officeooo:rsid="00259fd8" officeooo:paragraph-rsid="00259fd8" style:font-weight-asian="normal" style:font-weight-complex="normal"/>
    </style:style>
    <style:style style:name="P21" style:family="paragraph" style:parent-style-name="Standard">
      <style:text-properties fo:font-weight="normal" officeooo:rsid="0025c47a" officeooo:paragraph-rsid="0025c47a" style:font-weight-asian="normal" style:font-weight-complex="normal"/>
    </style:style>
    <style:style style:name="P22" style:family="paragraph" style:parent-style-name="Standard" style:list-style-name="List_20_1">
      <style:text-properties fo:font-weight="normal" officeooo:rsid="0025c47a" officeooo:paragraph-rsid="0025c47a" style:font-weight-asian="normal" style:font-weight-complex="normal"/>
    </style:style>
    <style:style style:name="T1" style:family="text">
      <style:text-properties officeooo:rsid="001f2dca"/>
    </style:style>
    <style:style style:name="T2" style:family="text">
      <style:text-properties officeooo:rsid="0020b067"/>
    </style:style>
    <style:style style:name="T3" style:family="text">
      <style:text-properties fo:font-weight="bold" officeooo:rsid="00241605" style:font-weight-asian="bold" style:font-weight-complex="bold"/>
    </style:style>
    <style:style style:name="T4" style:family="text">
      <style:text-properties officeooo:rsid="0022ac94"/>
    </style:style>
    <style:style style:name="T5" style:family="text">
      <style:text-properties officeooo:rsid="0024160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1605" style:font-weight-asian="normal" style:font-weight-complex="normal"/>
    </style:style>
    <style:style style:name="T8" style:family="text">
      <style:text-properties fo:font-weight="normal" officeooo:rsid="00259fd8" style:font-weight-asian="normal" style:font-weight-complex="normal"/>
    </style:style>
    <style:style style:name="T9" style:family="text">
      <style:text-properties fo:font-weight="normal" officeooo:rsid="0025c47a" style:font-weight-asian="normal" style:font-weight-complex="normal"/>
    </style:style>
    <style:style style:name="T10" style:family="text">
      <style:text-properties officeooo:rsid="0025c4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54520408" text:style-name="List_20_1">
        <text:list-item>
          <text:p text:style-name="P15">docker version<text:tab/>---&gt;verifies cli can talk to engine</text:p>
        </text:list-item>
      </text:list>
      <text:p text:style-name="P1"/>
      <text:list xml:id="list162237158374698" text:continue-numbering="true" text:style-name="List_20_1">
        <text:list-item>
          <text:p text:style-name="P11"><text:span text:style-name="T1">docker info<text:tab/><text:tab/>---</text:span><text:span text:style-name="T2">&gt;most config values of engine</text:span></text:p>
        </text:list-item>
      </text:list>
      <text:p text:style-name="P1"/>
      <text:list xml:id="list162236508492703" text:continue-numbering="true" text:style-name="List_20_1">
        <text:list-item>
          <text:p text:style-name="P15">docker &lt;command&gt; (options)<text:tab/><text:tab/><text:tab/>---&gt;old</text:p>
        </text:list-item>
        <text:list-item>
          <text:p text:style-name="P15">docker &lt;command&gt; &lt;subcommand&gt; (options)<text:tab/>---&gt;new</text:p>
        </text:list-item>
      </text:list>
      <text:p text:style-name="P2"/>
      <text:p text:style-name="P6">Image vs Container :</text:p>
      <text:p text:style-name="P5"/>
      <text:p text:style-name="P5">Image is the application we want to run, Container is the instance of the image running as a process. <text:s/>You can have many containers running off the same image.</text:p>
      <text:p text:style-name="P5"/>
      <text:list xml:id="list162236402218451" text:continue-numbering="true" text:style-name="List_20_1">
        <text:list-item>
          <text:p text:style-name="P12"><text:span text:style-name="T4">docker container run --publish 80:80 nginx<text:tab/><text:tab/>---</text:span><text:span text:style-name="T5">&gt; starts a new container with nginx image</text:span></text:p>
        </text:list-item>
      </text:list>
      <text:p text:style-name="P9"/>
      <text:list xml:id="list162236281085686" text:continue-numbering="true" text:style-name="List_20_1">
        <text:list-item>
          <text:p text:style-name="P13"><text:span text:style-name="T4">docker container run --publish 80:80 --</text:span><text:span text:style-name="T5">detach </text:span><text:span text:style-name="T4">nginx---</text:span><text:span text:style-name="T5">&gt;makes the container run in background</text:span></text:p>
        </text:list-item>
      </text:list>
      <text:p text:style-name="P10"/>
      <text:list xml:id="list162236084802111" text:continue-numbering="true" text:style-name="List_20_1">
        <text:list-item>
          <text:p text:style-name="P16">docker container stop &lt;containerId&gt;<text:tab/><text:tab/><text:tab/>---&gt; stops the container</text:p>
        </text:list-item>
      </text:list>
      <text:p text:style-name="P3"/>
      <text:list xml:id="list162236406613192" text:continue-numbering="true" text:style-name="List_20_1">
        <text:list-item>
          <text:p text:style-name="P13"><text:span text:style-name="T5">docker container ls<text:tab/><text:tab/>---&gt; lists all the </text:span><text:span text:style-name="T3">running </text:span><text:span text:style-name="T7">container</text:span></text:p>
        </text:list-item>
      </text:list>
      <text:p text:style-name="P17"/>
      <text:list xml:id="list162236183767718" text:continue-numbering="true" text:style-name="List_20_1">
        <text:list-item>
          <text:p text:style-name="P13"><text:span text:style-name="T7">docker container ls -a <text:tab/>---&gt; list</text:span><text:span text:style-name="T8">s</text:span><text:span text:style-name="T7"> all the containers</text:span></text:p>
        </text:list-item>
      </text:list>
      <text:p text:style-name="P17"/>
      <text:list xml:id="list162235719701553" text:continue-numbering="true" text:style-name="List_20_1">
        <text:list-item>
          <text:p text:style-name="P18">docker container run –publish 80:80 --detach --name &lt;containerName&gt; nginx</text:p>
        </text:list-item>
      </text:list>
      <text:p text:style-name="P4"><text:span text:style-name="T6"><text:tab/>---&gt; creating <text:s/></text:span><text:span text:style-name="T8">a </text:span><text:span text:style-name="T6">new contaniner in running in background with a </text:span><text:span text:style-name="T8">name</text:span></text:p>
      <text:p text:style-name="P19"/>
      <text:list xml:id="list162237119355894" text:continue-numbering="true" text:style-name="List_20_1">
        <text:list-item>
          <text:p text:style-name="P20">docker container logs &lt;containerName&gt;<text:tab/>---&gt; to see logs of container running in background</text:p>
        </text:list-item>
      </text:list>
      <text:p text:style-name="P19"/>
      <text:list xml:id="list162237637325882" text:continue-numbering="true" text:style-name="List_20_1">
        <text:list-item>
          <text:p text:style-name="P14"><text:span text:style-name="T8">d</text:span><text:span text:style-name="T9">ocker container top &lt;containerName&gt;<text:tab/>---&gt; to see process running inside a container</text:span></text:p>
        </text:list-item>
      </text:list>
      <text:p text:style-name="P21"/>
      <text:list xml:id="list162236098854126" text:continue-numbering="true" text:style-name="List_20_1">
        <text:list-item>
          <text:p text:style-name="P22">docker container rm &lt;containerId&gt; &lt;containerId&gt; &lt;containerId&gt;<text:tab/></text:p>
          <text:list>
            <text:list-item>
              <text:list>
                <text:list-header>
                  <text:p text:style-name="P22">---&gt; for removing mutiple containers</text:p>
                </text:list-header>
              </text:list>
            </text:list-item>
          </text:list>
        </text:list-item>
      </text:list>
      <text:p text:style-name="P21"/>
      <text:list xml:id="list162235958546966" text:continue-numbering="true" text:style-name="List_20_1">
        <text:list-item>
          <text:p text:style-name="P22">docker container rm -f &lt;containerId&gt;<text:tab/>---&gt; to remove running container forcefully</text:p>
        </text:list-item>
      </text:list>
      <text:p text:style-name="P21"/>
      <text:list xml:id="list162235838231886" text:continue-numbering="true" text:style-name="List_20_1">
        <text:list-header>
          <text:p text:style-name="P22"/>
        </text:list-header>
      </text:list>
      <text:p text:style-name="P7"><text:span text:style-name="T10">C</text:span>ontainer vs VM :</text:p>
      <text:p text:style-name="P7"/>
      <text:p text:style-name="P8">Container is just a process.</text:p>
      <text:p text:style-name="P8"/>
      <text:p text:style-name="P8">docker run --name mongo -d mongo</text:p>
      <text:p text:style-name="P8">docker ps</text:p>
      <text:p text:style-name="P8">docker top mongo</text:p>
      <text:p text:style-name="P8">ps aux</text:p>
      <text:p text:style-name="P8">ps aux | grep mongo</text:p>
      <text:p text:style-name="P8">docker stop mongo</text:p>
      <text:p text:style-name="P8">docker start mongo</text:p>
      <text:p text:style-name="P8"/>
      <text:p text:style-name="P8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8:58:30.969923545</meta:creation-date>
    <meta:generator>LibreOffice/6.4.3.2$Linux_X86_64 LibreOffice_project/40$Build-2</meta:generator>
    <dc:date>2020-05-08T01:34:02.951475296</dc:date>
    <meta:editing-duration>PT2H29M9S</meta:editing-duration>
    <meta:editing-cycles>2</meta:editing-cycles>
    <meta:document-statistic meta:table-count="0" meta:image-count="0" meta:object-count="0" meta:page-count="1" meta:paragraph-count="29" meta:word-count="246" meta:character-count="1380" meta:non-whitespace-character-count="1184"/>
  </office:meta>
</office:document-meta>
</file>